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0" style:family="table-cell" style:parent-style-name="Default" style:data-style-name="N0">
      <style:table-cell-properties fo:border-bottom="2.49pt solid #000000" fo:border-left="none" fo:border-right="2.49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1" calcext:value-type="float">
            <text:p>61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4" calcext:value-type="float">
            <text:p>44</text:p>
          </table:table-cell>
          <table:table-cell table:style-name="ce10" office:value-type="float" office:value="44" calcext:value-type="float">
            <text:p>4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0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nf</meta:initial-creator>
    <dc:creator>HP</dc:creator>
    <meta:creation-date>2022-11-18T14:08:53Z</meta:creation-date>
    <dc:date>2023-08-25T12:48:50Z</dc:date>
    <meta:document-statistic meta:table-count="3" meta:cell-count="400" meta:object-count="0"/>
  </office:meta>
</office:document-meta>
</file>